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automatic-styles>
    <style:style style:name="P1" style:parent-style-name="Heading1" style:master-page-name="MP0" style:family="paragraph">
      <style:paragraph-properties fo:break-before="page"/>
    </style:style>
    <style:style style:name="T2" style:parent-style-name="DefaultParagraphFont" style:family="text">
      <style:text-properties fo:font-style="italic" style:font-style-asian="italic"/>
    </style:style>
    <style:style style:name="P3" style:parent-style-name="Normal" style:family="paragraph">
      <style:paragraph-properties fo:break-before="page"/>
    </style:style>
    <style:style style:name="P4" style:parent-style-name="Normal" style:family="paragraph">
      <style:paragraph-properties fo:break-before="page"/>
    </style:style>
    <style:style style:name="P5" style:parent-style-name="Normal" style:family="paragraph">
      <style:paragraph-properties fo:break-before="page"/>
      <style:text-properties fo:hyphenate="true"/>
    </style:style>
    <style:style style:name="P6" style:parent-style-name="Normal" style:family="paragraph">
      <style:paragraph-properties fo:break-before="page"/>
    </style:style>
  </office:automatic-styles>
  <office:body>
    <office:text text:use-soft-page-breaks="true">
      <text:h text:style-name="P1" text:outline-level="1">Assembly Tutorial, Lesson 11: Intro to Graphics</text:h>
      <text:p text:style-name="Normal">[Title Slide]</text:p>
      <text:p text:style-name="Normal">Hi, there! This is Matt Heffernan. Welcome back to my channel. This is the eleventh episode of my tutorial series on Z80<text:s/>assembly language development, targeting the Sinclair ZX Spectrum to learn how to program a simple system starting at the very lowest level. If you haven’t seen the earlier episodes, I strongly encourage you to go back to my channel, and don’t forget to subscribe and click the bell to be notified when the next episode comes out, and start this playlist from the beginning.</text:p>
      <text:p text:style-name="Normal">So far in this series, we have learned the basics of assembly language and how each instruction for the Z80 works. Last time, we started<text:s/>getting more into the specifics of the ZX Spectrum, starting with the ROM that was designed to provide the Sinclair BASIC interpreter. We have seen how to use the ROM to print out text to the screen, but what about graphics? You may be familiar with the graphics commands in Sinclair BASIC that let you draw lines, circles and even individual pixels, but if you need to do anything more complicated, it is very slow. If you are programming in assembly, you have access to multiple<text:s/><text:span text:style-name="T2">efficient</text:span><text:s/>ways of getting graphics on the screen, and this lesson will show you the fundamentals of how to do each of them.</text:p>
      <text:p text:style-name="Normal">[cut to slide 2 – graphics characters]</text:p>
      <text:p text:style-name="Normal">The simplest way to make graphics is, as one would expect, also the crudest. On the Spectrum keyboard, the number keys 1 through 8 each have a little 2-by-2 graphical pattern printed in the upper right corner. These can be typed to screen while BASIC is in Graphics mode, which you can enter by holding down Caps Shift and pressing 9, which you can see has the word “GRAPHICS” printed above it.</text:p>
      <text:p text:style-name="Normal">[B-roll]</text:p>
      <text:p text:style-name="Normal">The cursor changes to “G” and if you type any of the numbers 1 through 8, the graphic character on those keys will appear on the screen. If you hold down Caps Shift while pressing the number, the inverse character is printed.</text:p>
      <text:p text:style-name="Normal">[back<text:s/>to slide]</text:p>
      <text:p text:style-name="Normal">Because these characters are still 8x8 bitmaps just like the rest of the character set, [build] the quasi-pixels in these 2-by-2 patterns are actually 4-by-4 pixels of solid colors, and use the current paper and ink colors. So these 4 chunky quasi-pixels [build] can be any arrangement of two colors with the same brightness. On startup, Sinclair BASIC has brightness set to low, the paper color set to white (which means it’s actually gray because of the low brightness), and the ink set to black (which is always actually black, regardless of the brightness). You can use the BASIC tokens for BRIGHT, PAPER and INK to control these colors as well, but as we saw in the last video, all of this can be done quite easily in assembly as well.</text:p>
      <text:p text:style-name="Normal"/>
      <text:soft-page-break/>
      <text:p text:style-name="P3">[cut to slide 3<text:s/>– graphics character codes]</text:p>
      <text:p text:style-name="Normal">Of course, in assembly we don’t have to worry about shifting to get the characters we want, we can just print out the codes for them, just as you would in BASIC using the CHR$ function, but we can use constants to make it more<text:s/>readable. The graphics characters have the hex codes $80 through $8F, totaling 16, meaning that there are twice the number of graphics characters than you see on the keys. [build] Hex 81 through 87 match up with number keys 1 through 7, but the rest are just inverses of those seven, and then all paper at hex $80 and all ink at hex $8F, which gives you all the different permutation of 2-by-2 bitmaps. [build] So, printing hex $83 using the RST $10 routine will print the graphics character on the 3 key, which<text:s/>is all ink on the top half, and all paper on the bottom half. [build] You can build graphics using these characters, but they are mainly only useful for drawing thick lines and boxes around other characters, unless you only need one-sixteenth of the Spectrum’s screen resolution. Of course, this was rarely done for any games as there are better ways of leveraging both the ROM software and the full video resolution.</text:p>
      <text:p text:style-name="Normal">[cut to slide 4 – Memory Map]</text:p>
      <text:p text:style-name="Normal">That would be User-Defined Graphics, or UDG for short. The Spectrum character set features 21 codes that are repeats of the letters A through U, by default. Rather than having the bitmaps for these glyphs in ROM, these 21 get their bitmaps from the very end of RAM, starting at hex address $FF58.</text:p>
      <text:p text:style-name="Normal">[cut to slide 5 - UDG]</text:p>
      <text:p text:style-name="Normal">At startup, the bitmaps for letters A through U are copied from ROM to this part of RAM, but then you can overwrite them at any time to make up to 21 8-by-8 bitmap characters of your own design.</text:p>
      <text:p text:style-name="Normal">[B roll]</text:p>
      <text:p text:style-name="Normal">You can define these with a series of POKE commands in BASIC, in conjunction with the USR function to get the starting address for the UDG glyph you want to overwrite. Here we can see how we can make the UDG O glyph turn into an 8 by just changing line 3.</text:p>
      <text:p text:style-name="Normal">[back to slide]</text:p>
      <text:p text:style-name="Normal">But this is a bit cumbersome, and<text:s/>not exactly fast, while in assembly we can do this much more efficiently by quickly loading bitmap data to addresses that can be defined as constants. And then we can print them using constants for their character codes, just as we did with the fixed graphics characters, [build] but this time using the hex codes $90 through $A4. And then once the character is printed, the glyph can be changed and printed again, giving you a new 8-by-8 bitmap while not changing the earlier one that was printed using the same<text:s/>code. [build] We can see that happen here in this short example, where we print out UDG O twice, once using the original glyph and then changing it to 8 like we did in BASIC. You can see how we now have the ability to use constants for the character code<text:s/>and the bitmap address, and even use binary to define a line of pixels. Of course, most of the time a UDG character would be used more than once on the screen and the glyph not change quite so often. But you have the flexibility to use them how you want and it makes it easy to combine higher-resolution graphics with standard text and still leaning on the ROM to handle all the rendering. But again, that’s not what most programs do, and games in particular rarely use UDGs for graphics.</text:p>
      <text:p text:style-name="Normal"/>
      <text:soft-page-break/>
      <text:p text:style-name="P4">[cut to slide 6 – direct screen access]</text:p>
      <text:p text:style-name="Normal">It’s even more efficient and flexible to just access screen memory directly. You can have a bitmap of arbitrary size in RAM or loaded from tape and write that directly to the screen memory. As we’ve seen before, screen memory is split into two sections: the bitmap and the attributes. The bitmap is just that, a representation of every pixel within the 256-by-192 display area. The border around that area is a single, solid color and we’ll see how that works later. The screen bitmap memory starts at hex address $4000, which is not just accessible to the Z80 CPU, but is also read by the Spectrum ULA while outputting the video signal. You might expect this bitmap data to be arranged in RAM in the order in which the ULA needs to read it, but you<text:s/>would be wrong. Instead, it is optimized to make it easier to manipulate the address while it is stored in a register, so that incrementing the low byte of the address increases the X position, and incrementing the high byte increases the Y position, but only within an 8-line span. This can be very confusing, so let’s take a look at a better illustration.</text:p>
      <text:p text:style-name="Normal">[cut to slide 7 – screen coordinate to address]</text:p>
      <text:p text:style-name="Normal">The X and Y coordinates of pixels each require 8-bit values, with the origin of the coordinates at the upper left corner of the display area. But these bits aren’t in their natural order. [build] To get the address of a pixel in screen RAM, the upper three bits of the high byte are fixed at 010, as the screen RAM begins as hex $4000. Then we have the 2 highest bits of the Y value, followed by the lowest 3 bits to complete the upper byte. Then the lower byte starts with the remaining 3 bits from the middle of the Y coordinate value, followed by the upper 5 bits of the X coordinate. [build] We don’t need to have the lower 3 bits of the X coordinate because each address is for a whole byte, meaning 8 pixels are encoded since pixels must be either ink or paint. If the bit is set, then it uses the ink color; clear bits are the paper color, just as we saw for the UDG characters. Also, like UDG, the most significant bit in each byte of screen RAM is also for the leftmost pixel in an 8-pixel run on a single line. [build] Now we can see that when we increment the low byte of the address, it will point to the next 8-pixel run on the current line. Of course, if the address is already referencing the end of a line, an increment will corrupt the address, jumping ahead<text:s/>to the beginning of a line that’s 8 lines lower. That’s an effect that will definitely be familiar for old Speccy users, as that’s what they would see when loading graphics from a tape. [build] Incrementing the upper byte alone will jump to the same position on the next line, as long as you are not on the last line of a character row. That is, as long as the pixel directly below will have the same attributes. Incrementing beyond that point will cause a jump of 64 lines, as you would overflow into the upper 2 bits of the Y coordinate. So as you can see, this layout was made to easily render graphics on a line by line basis, and within character rows, but not for easy calculation of big vectors that span a significant part of the screen.</text:p>
      <text:p text:style-name="P5"/>
      <text:soft-page-break/>
      <text:p text:style-name="Normal">[cut to slide 8 – set a pixel]</text:p>
      <text:p text:style-name="Normal">If you do need to just address a specific pixel, it will require splitting up and shifting its coordinates to build the address you need to reference. Here, we will define a routine that will set a pixel to the ink color at an X,Y coordinate defined by the B and C registers, respectively.<text:s/>Of course, X can be any 8 bit value, as the display area is 256 pixels wide, but Y must be less than 192, or the address will go outside the bitmap RAM. [build] This code will do it, and as you can see it is a bit involved, [build] so let’s bring back that illustration of the bitmap address format as a visual guide to what we’re doing. [build] First, we load B into A to get the X coordinate. We need to split this up into the upper 5 bits, which will go in the address, and the lower 3, which will determine which bit will be set at the calculated address. [build] So first we mask out those lower 3 with an AND, then save that in the D register for later. [build] Then, we load B into L, which is its final destination, but then it needs to be shifted three bits to the right to leave behind only those upper 5 bits that will be in the address. [build] With X dispatched, we move on to breaking the Y coordinate into 3 pieces, so we start by loading it into A from the C register. We need the lower 3 bits of that at the low end of the H register, so again we do the AND with 7 and then an OR with hex 40 to get those fixed upper three bits of the address set as well. Then we load that into H<text:s/>and move on to the next part. [build] We tackle the middle three this time, which we get by loading the Y coordinate back into A and then [build] masking out those bits by ANDing with hex 38. [build] We need to shift that two bits to the left to get that part all the way to the high end, [build] then or it with the X coordinate bits we already have in the L register, which we then write back. [build] We get that Y coordinate one more time, [build] then AND out the upper two bits, [build] and shift them three bits to the right. [build] We OR with the bits already in the H register to put them right where they belong in the middle.<text:s/>[build] Now the address is complete, so we store the high byte back so that HL will point to the 8-pixel run we’re targeting. All that’s left is to set the required bit in the byte at that address, so we’ll need a loop to shift that into place. [build] We initialize the loop by load zero into A, [build] then setting the carry flag to have our moving bit start there. In each iteration, we rotate A to the right, meaning that the first time the set carry flag will move into the high bit of A. [build] Then we decrement D and keep looping until we decrement past zero and the sign flag is set. This means if D is 0 at the start of the loop, then that top bit will stay set. Otherwise, it will shift to the right by the number of bits specified by D, which could be up to 7, which would place that set bit all the way at the low end. [build] With the bit set in the correct position in A, we OR it with the byte in screen memory that HL is pointing to after our earlier calculation, and then store it right back with the desired bit finally set in screen RAM. [build] Finally, we can return, and keep calling this routine with different coordinates in B and C. You could make a very similar routine to clear a pixel, and all you’d have to do is just invert A after the loop and then AND it with current value in screen RAM before writing it back, so you’re only adding one instruction and changing the opcode of another.<text:s/>This is definitely not the most efficient way to populate the bitmap, but if you did just need to set a pixel here or there, this will work for any arbitrary coordinates. Generally, you need to have a better strategy for populating the bitmap, and make your code more customized to the task at hand. We’ll see how to do that in later episodes.</text:p>
      <text:p text:style-name="Normal">[cut to slide 9 – example]</text:p>
      <text:p text:style-name="Normal">For now, let’s go and review all of these methods of generating graphics, which we can do with our example program. We’ll be making graphics with the fixed graphic characters, UDGs, and directly manipulate the bitmap by both loading data from another part of memory and by setting pixels programmatically. At run time, we’ll be able to see this beautiful picture.<text:s/>But first, let’s go to the code.</text:p>
      <text:p text:style-name="P6"/>
      <text:p text:style-name="Normal">[cut to Atom, graphics.asm zoomed to 25 lines]</text:p>
      <text:p text:style-name="Normal">As usual, we start our assembly code file by specifying the 48k Spectrum as our target machine and beginning our code at hex 8000.<text:s/>Before we get there, we have some constants to define, starting with the address for the ROM routine that will clear the whole display area. Then we have some character codes, starting with control codes and then the fixed graphics characters. Each of them are identified by the letter that they print by default.</text:p>
      <text:p text:style-name="Normal">[scroll to GFX_E]</text:p>
      <text:p text:style-name="Normal">After those, we get to the UDG characters, and we define constants for the first 10, as that’s all we’re going to use in this example.<text:s/>Then finally we have one last control code at the bottom, STOP, which we will use in an unusual way, as you will see soon.</text:p>
      <text:p text:style-name="Normal">With all the constants defined, we move on to the<text:s/>data, starting with the UDG characters we want to print. We are using UDGs to print the italicized “slithy” in the Slithy Games logo. For each character, we need 8 bytes to make the 8-by-8 bitmap. Our first UDG will be for the top row of characters, which will render the upper halves of the taller letters, starting with the stem for the “L” and the dot for the “I”. To make it easier to visualize the bitmaps, we can define them with binary literals, which start with the % sign.</text:p>
      <text:p text:style-name="Normal">[scroll to SIZE_UDG]</text:p>
      <text:p text:style-name="Normal">We continue with that for all 10 UDGs, then define a constant that will let the assembler calculate the size of the UDG bitmap data. The $ sign in this context means “the current address” rather than a hex literal, as it’s not immediately followed by any numbers or letters. We subtract from that the starting address of the first UDG bitmap, and now we know how much data to write to the UDG RAM.</text:p>
      <text:p text:style-name="Normal">Then we have our banner, which is just a long string of character codes to print. As you can see, there is a mix of control codes, numerical arguments, string literals, UDG codes and Fixed Graphics codes.</text:p>
      <text:p text:style-name="Normal"/>
      <text:p text:style-name="Normal">We’ll deploy this code by generating a snapshot named “rom.sna”, and to do this, we have a build script.</text:p>
      <text:p text:style-name="Normal">[switch to build.sh tab]</text:p>
      <text:p text:style-name="Normal">Before we can compile the assembly code, we need to generate the binaries that we are including.</text:p>
      <text:p text:style-name="Normal">We then call sjasmplus with the --lst option to generate a machine code listing and then pass it the name of our assembly file, graphics.asm. Now let’s go to the terminal and run it.</text:p>
      <text:p text:style-name="Normal">[cut to terminal]</text:p>
      <text:p text:style-name="Normal">We run build.sh… and then do a directory listing and see that the graphics.sna snapshot file is there. So let’s load it into the emulator.</text:p>
      <text:p text:style-name="Normal">[cut to emulator]</text:p>
      <text:p text:style-name="Normal">We’re using Fuse again, so we hit F3 and select graphics.sna and let it run.</text:p>
      <text:p text:style-name="Normal"/>
      <text:p text:style-name="Normal">[start loading patreon.szx]</text:p>
      <text:p text:style-name="Normal">In the linked GitHub repo you’ll find not only this code, but all of the code examples for each lesson and all of the slides presented in this series. In the README, you’ll also find links to some additional materials that can help explain what’s going on and provide some needed background in case your programming experience is a bit limited.</text:p>
      <text:p text:style-name="Normal">Please subscribe to my channel and click the bell to be notified when the next episode comes out, and please like this video if you learned anything and let YouTube know that you want to see more tutorials like this. If you can’t wait for the<text:s/><text:soft-page-break/>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Calibri Light"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2-03-15T15:40:00Z</meta:creation-date>
    <dc:date>2022-04-05T21:33:00Z</dc:date>
    <meta:template xlink:href="Normal.dotm" xlink:type="simple"/>
    <meta:editing-cycles>20</meta:editing-cycles>
    <meta:editing-duration>PT80520S</meta:editing-duration>
    <meta:document-statistic meta:page-count="6" meta:paragraph-count="33" meta:word-count="2541" meta:character-count="16993" meta:row-count="120" meta:non-whitespace-character-count="14485"/>
  </office:meta>
</office:document-meta>
</file>